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weight="bold" officeooo:rsid="001e63aa" officeooo:paragraph-rsid="001e63a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/>
      <style:text-properties style:font-name="Times New Roman" fo:font-size="14pt" fo:font-weight="bold" officeooo:rsid="001e63aa" officeooo:paragraph-rsid="001ff9c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bold" officeooo:rsid="001e63aa" officeooo:paragraph-rsid="001e63a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normal" officeooo:rsid="001e63aa" officeooo:paragraph-rsid="001e63a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weight="normal" officeooo:rsid="001e63aa" officeooo:paragraph-rsid="001ff9c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1e63aa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1ff9c4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bold" officeooo:rsid="001e63aa" officeooo:paragraph-rsid="001e63aa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221662" officeooo:paragraph-rsid="00221662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Times New Roman" fo:font-size="14pt" fo:font-style="normal" fo:font-weight="normal" officeooo:rsid="001e63aa" officeooo:paragraph-rsid="001e63aa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Courier New" fo:font-size="11pt" fo:font-style="normal" fo:font-weight="normal" officeooo:rsid="00221662" officeooo:paragraph-rsid="00221662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/>
      <style:text-properties style:font-name="Courier New" fo:font-size="11pt" fo:font-style="normal" fo:font-weight="normal" officeooo:rsid="001e63aa" officeooo:paragraph-rsid="001e63aa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ff9c4"/>
    </style:style>
    <style:style style:name="T2" style:family="text">
      <style:text-properties officeooo:rsid="001e63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<text:span text:style-name="T1">6</text:span></text:p>
      <text:p text:style-name="P2">«СТРАТЕГИИ СПИСАНИЯ ВЗАИМОРАСЧЕТОВ (ПО СРЕДНЕЙ, ФИФО, ЛИФО). УПРАВЛЯЕМЫЕ БЛОКИРОВКИ»</text:p>
      <text:p text:style-name="P4"/>
      <text:p text:style-name="P4"/>
      <text:p text:style-name="P3">Цель работы</text:p>
      <text:p text:style-name="P6"/>
      <text:p text:style-name="P6">Изучить и научиться: порядок списания взаиморасчетов, принцип управляемых блокировок.</text:p>
      <text:p text:style-name="P6">Используемое программное обеспечение: учебная версия платформы «1С: Предприятие 8.3».</text:p>
      <text:p text:style-name="P6">Режим совместимости: «Версия 8.3.9».</text:p>
      <text:p text:style-name="P6"/>
      <text:p text:style-name="P6"/>
      <text:p text:style-name="P8">Вариант 22 </text:p>
      <text:p text:style-name="P6"/>
      <text:p text:style-name="P4">Предметная область: Пассажирские перевозки.</text:p>
      <text:p text:style-name="P4">Описание деятельности: Трамвайное депо "Конькобежец" бегом принимает заявки на проведение выпускных в трамвае и ждет оплаты выпускных. В любой момент может измениться цена за выпускной и тип выпускного. Закрытие оплаты выпускного осуществляется в соответствии с учетной политикой (стратегии ФИФО, ЛИФО). Депо предоставляется отчетность.</text:p>
      <text:p text:style-name="P4">Необходимо сделать:</text:p>
      <text:p text:style-name="P4">1. Написать блокировку записей регистра ОстаткиЗаявок перед списанием остатков. Желательно (точнее, обязательно) минимизировать количество блокируемых записей.</text:p>
      <text:p text:style-name="P4">2. Переписать обработчик проведения документа Оплата по регистру ОстаткиЗаявок, используя стратегию учета ПоСредней.</text:p>
      <text:p text:style-name="P5"><text:soft-page-break/>3. Переписать обработчик проведения документа Оплата по регистру ОстаткиЗаявок, используя стратегию учета ФИФО.</text:p>
      <text:p text:style-name="P5">4. Переписать обработчик проведения документа Оплата по регистру ОстаткиЗаявок, используя стратегию учета ЛИФО.</text:p>
      <text:p text:style-name="P6"/>
      <text:p text:style-name="P6"/>
      <text:p text:style-name="P8">Ход работы </text:p>
      <text:p text:style-name="P6"/>
      <text:p text:style-name="P9">1. Был написан код в обработчике проведения документа Оплата, <text:s/>блокирующий<text:span text:style-name="T2"> запис</text:span>и<text:span text:style-name="T2"> регистра ОстаткиЗаявок перед списанием остатков.</text:span></text:p>
      <text:p text:style-name="P9"/>
      <text:p text:style-name="P11">// регистр ОстаткиЗаявок Расход</text:p>
      <text:p text:style-name="P11"><text:tab/>Движения.ОстаткиЗаявок.Записывать = Истина;</text:p>
      <text:p text:style-name="P11"><text:tab/></text:p>
      <text:p text:style-name="P11"><text:tab/>// Блокировка Группы для списания</text:p>
      <text:p text:style-name="P11"><text:tab/></text:p>
      <text:p text:style-name="P11"><text:tab/>ЗапросДляБлокировки = Новый Запрос();</text:p>
      <text:p text:style-name="P11"><text:tab/>ЗапросДляБлокировки.Текст = "ВЫБРАТЬ</text:p>
      <text:p text:style-name="P11"><text:tab/> <text:s text:c="27"/>|<text:tab/>ОплатаГруппы.Группа КАК Группа</text:p>
      <text:p text:style-name="P11"><text:tab/> <text:s text:c="27"/>|ИЗ</text:p>
      <text:p text:style-name="P11"><text:tab/> <text:s text:c="27"/>|<text:tab/>Документ.Оплата.Группы КАК ОплатаГруппы</text:p>
      <text:p text:style-name="P11"><text:tab/> <text:s text:c="27"/>|ГДЕ</text:p>
      <text:p text:style-name="P11"><text:tab/> <text:s text:c="27"/>|<text:tab/>ОплатаГруппы.Ссылка = &amp;Ссылка</text:p>
      <text:p text:style-name="P11"><text:tab/> <text:s text:c="27"/>|</text:p>
      <text:p text:style-name="P11"><text:tab/> <text:s text:c="27"/>|СГРУППИРОВАТЬ ПО</text:p>
      <text:p text:style-name="P11"><text:tab/> <text:s text:c="27"/>|<text:tab/>ОплатаГруппы.Группа";</text:p>
      <text:p text:style-name="P11"><text:tab/>ЗапросДляБлокировки.УстановитьПараметр("Ссылка", Ссылка);</text:p>
      <text:p text:style-name="P11"><text:tab/></text:p>
      <text:p text:style-name="P11"><text:tab/>Блокировка = Новый БлокировкаДанных();</text:p>
      <text:p text:style-name="P11"><text:tab/>ЭлементБлокировки = Блокировка.Добавить("РегистрНакопления.ОстаткиЗаявок");</text:p>
      <text:p text:style-name="P11"><text:tab/>ЭлементБлокировки.ИсточникДанных = ЗапросДляБлокировки.Выполнить();</text:p>
      <text:p text:style-name="P11"><text:soft-page-break/><text:tab/>ЭлементБлокировки.ИспользоватьИзИсточникаДанных("Группа", "Группа");</text:p>
      <text:p text:style-name="P11"><text:tab/>ЭлементБлокировки.Режим = РежимБлокировкиДанных.Исключительный;</text:p>
      <text:p text:style-name="P11"><text:tab/>Блокировка.Заблокировать();</text:p>
      <text:p text:style-name="P6"/>
      <text:p text:style-name="P9">2. Был п<text:span text:style-name="T2">ереписа</text:span>н<text:span text:style-name="T2"> обработчик проведения документа Оплата по регистру ОстаткиЗаявок, используя стратегию учета ПоСредней.</text:span></text:p>
      <text:p text:style-name="P9"/>
      <text:p text:style-name="P11">СтратегияСписания = РегистрыСведений.УчетнаяПолитика.ПолучитьПоследнее(Дата).СтратегияУчета;</text:p>
      <text:p text:style-name="P11"><text:tab/></text:p>
      <text:p text:style-name="P11"><text:tab/>Если СтратегияСписания = "ПоСредней" ИЛИ</text:p>
      <text:p text:style-name="P11"><text:tab/><text:tab/>СтратегияСписания = Перечисления.СтратегияУчета.ПустаяСсылка() Тогда </text:p>
      <text:p text:style-name="P11"><text:tab/><text:tab/>Запрос = Новый Запрос();</text:p>
      <text:p text:style-name="P11"><text:tab/><text:tab/>Запрос.Текст = "ВЫБРАТЬ</text:p>
      <text:p text:style-name="P11"><text:tab/> <text:s text:c="14"/>|<text:tab/>ОплатаГруппы.Группа КАК Группа,</text:p>
      <text:p text:style-name="P11"><text:tab/><text:tab/><text:tab/><text:tab/> <text:s text:c="2"/>|<text:tab/>СУММА(ОплатаГруппы.Количество) КАК Количество</text:p>
      <text:p text:style-name="P11"><text:tab/><text:tab/><text:tab/><text:tab/> <text:s text:c="2"/>|ПОМЕСТИТЬ ВТГруппы</text:p>
      <text:p text:style-name="P11"><text:tab/> <text:s text:c="14"/>|ИЗ</text:p>
      <text:p text:style-name="P11"><text:tab/> <text:s text:c="14"/>|<text:tab/>Документ.Оплата.Группы КАК ОплатаГруппы,</text:p>
      <text:p text:style-name="P11"><text:tab/><text:tab/><text:tab/><text:tab/> <text:s text:c="2"/>|<text:tab/>Документ.Оплата КАК ДокументОплаты</text:p>
      <text:p text:style-name="P11"><text:tab/><text:tab/><text:tab/><text:tab/> <text:s text:c="2"/>|ГДЕ</text:p>
      <text:p text:style-name="P11"><text:tab/><text:tab/><text:tab/><text:tab/> <text:s text:c="2"/>|<text:tab/>ОплатаГруппы.Ссылка = &amp;Ссылка</text:p>
      <text:p text:style-name="P11"><text:tab/><text:tab/><text:tab/><text:tab/> <text:s text:c="2"/>|</text:p>
      <text:p text:style-name="P11"><text:tab/><text:tab/><text:tab/><text:tab/> <text:s text:c="2"/>|СГРУППИРОВАТЬ ПО</text:p>
      <text:p text:style-name="P11"><text:tab/><text:tab/><text:tab/><text:tab/> <text:s text:c="2"/>|<text:tab/>ОплатаГруппы.Группа</text:p>
      <text:p text:style-name="P11"><text:tab/><text:tab/><text:tab/><text:tab/> <text:s text:c="2"/>|;</text:p>
      <text:p text:style-name="P11"><text:tab/><text:tab/><text:tab/><text:tab/> <text:s text:c="2"/>| ////////////////////////////////////////////////////////////////////////////////////////<text:tab/><text:tab/><text:tab/><text:tab/> <text:s text:c="2"/></text:p>
      <text:p text:style-name="P11"><text:tab/><text:tab/><text:tab/><text:tab/> <text:s text:c="2"/>|ВЫБРАТЬ</text:p>
      <text:p text:style-name="P11"><text:tab/><text:tab/><text:tab/><text:tab/> <text:s text:c="2"/>|<text:tab/>ВТГруппы.Группа КАК Группа,</text:p>
      <text:p text:style-name="P11"><text:soft-page-break/><text:tab/><text:tab/><text:tab/><text:tab/> <text:s text:c="2"/>|<text:tab/>СУММА(ЕстьNULL(ОстаткиЗаявокОстатки.КоличествоОстаток, 0)) КАК КоличествоОстаток,</text:p>
      <text:p text:style-name="P11"><text:tab/><text:tab/><text:tab/><text:tab/> <text:s text:c="2"/>|<text:tab/>МАКСИМУМ(ВТГруппы.Количество) КАК Количество, <text:s text:c="2"/></text:p>
      <text:p text:style-name="P11"><text:tab/><text:tab/><text:tab/><text:tab/> <text:s text:c="2"/>|<text:tab/>СУММА(ЕстьNULL(ОстаткиЗаявокОстатки.СуммаОстаток, 0)) КАК СуммаОстаток</text:p>
      <text:p text:style-name="P11"><text:tab/><text:tab/><text:tab/><text:tab/> <text:s text:c="2"/>|ИЗ</text:p>
      <text:p text:style-name="P11"><text:tab/><text:tab/><text:tab/><text:tab/> <text:s text:c="2"/>|<text:tab/>ВТГруппы КАК ВТГруппы</text:p>
      <text:p text:style-name="P11"><text:tab/><text:tab/><text:tab/><text:tab/> <text:s text:c="2"/>|<text:tab/><text:tab/>ЛЕВОЕ СОЕДИНЕНИЕ РегистрНакопления.ОстаткиЗаявок.Остатки(</text:p>
      <text:p text:style-name="P11"><text:tab/><text:tab/><text:tab/><text:tab/> <text:s text:c="2"/>|<text:tab/><text:tab/><text:tab/>&amp;Период,</text:p>
      <text:p text:style-name="P11"><text:tab/><text:tab/><text:tab/><text:tab/> <text:s text:c="2"/>|<text:tab/><text:tab/><text:tab/>Группа В (</text:p>
      <text:p text:style-name="P11"><text:tab/><text:tab/><text:tab/><text:tab/> <text:s text:c="2"/>|<text:tab/><text:tab/><text:tab/><text:tab/>ВЫБРАТЬ</text:p>
      <text:p text:style-name="P11"><text:tab/><text:tab/><text:tab/><text:tab/> <text:s text:c="2"/>|<text:tab/><text:tab/><text:tab/><text:tab/><text:tab/>ВТГруппы.Группа КАК Группа</text:p>
      <text:p text:style-name="P11"><text:tab/><text:tab/><text:tab/><text:tab/> <text:s text:c="2"/>|<text:tab/><text:tab/><text:tab/><text:tab/>ИЗ</text:p>
      <text:p text:style-name="P11"><text:tab/><text:tab/><text:tab/><text:tab/> <text:s text:c="2"/>|<text:tab/><text:tab/><text:tab/><text:tab/><text:tab/>ВТГруппы КАК ВТГруппы)) КАК ОстаткиЗаявокОстатки</text:p>
      <text:p text:style-name="P11"><text:tab/><text:tab/><text:tab/><text:tab/> <text:s text:c="2"/>|<text:tab/><text:tab/>ПО ВТГруппы.Группа = ОстаткиЗаявокОстатки.Группа</text:p>
      <text:p text:style-name="P11"><text:tab/><text:tab/><text:tab/><text:tab/> <text:s text:c="2"/>|<text:tab/></text:p>
      <text:p text:style-name="P11"><text:tab/><text:tab/><text:tab/><text:tab/> <text:s text:c="2"/>|СГРУППИРОВАТЬ ПО</text:p>
      <text:p text:style-name="P11"><text:tab/><text:tab/><text:tab/><text:tab/> <text:s text:c="2"/>|<text:tab/>ВТГруппы.Группа</text:p>
      <text:p text:style-name="P11"><text:tab/><text:tab/><text:tab/><text:tab/> <text:s text:c="2"/>|";</text:p>
      <text:p text:style-name="P11"><text:tab/><text:tab/></text:p>
      <text:p text:style-name="P11"><text:tab/><text:tab/>Запрос.УстановитьПараметр("Период", Новый Граница(МоментВремени(), ВидГраницы.Исключая));</text:p>
      <text:p text:style-name="P11"><text:tab/><text:tab/>Запрос.УстановитьПараметр("Ссылка", Ссылка);</text:p>
      <text:p text:style-name="P11"><text:tab/><text:tab/></text:p>
      <text:p text:style-name="P11"><text:tab/><text:tab/>Выборка = Запрос.Выполнить().Выбрать();</text:p>
      <text:p text:style-name="P11"><text:tab/><text:tab/>Пока Выборка.Следующий() Цикл</text:p>
      <text:p text:style-name="P11"><text:tab/><text:tab/><text:tab/>Если Выборка.Количество &gt; Выборка.КоличествоОстаток Тогда </text:p>
      <text:p text:style-name="P11"><text:tab/><text:tab/><text:tab/><text:tab/>Сообщить("Группа: &lt;" + Выборка.Группа + "&gt;. Нехватка: " + </text:p>
      <text:p text:style-name="P11"><text:tab/><text:tab/><text:tab/><text:tab/><text:tab/>(Выборка.Количество - Выборка.КоличествоОстаток));</text:p>
      <text:p text:style-name="P11"><text:soft-page-break/><text:tab/><text:tab/><text:tab/><text:tab/>Отказ = Истина;</text:p>
      <text:p text:style-name="P11"><text:tab/><text:tab/><text:tab/><text:tab/>Продолжить;</text:p>
      <text:p text:style-name="P11"><text:tab/><text:tab/><text:tab/>КонецЕсли;</text:p>
      <text:p text:style-name="P11"><text:tab/><text:tab/><text:tab/></text:p>
      <text:p text:style-name="P11"><text:tab/><text:tab/><text:tab/>Если Выборка.Количество = Выборка.КоличествоОстаток Тогда</text:p>
      <text:p text:style-name="P11"><text:tab/><text:tab/><text:tab/><text:tab/>//Списание "последней копейки"</text:p>
      <text:p text:style-name="P11"><text:tab/><text:tab/><text:tab/><text:tab/>СуммаСписания = Выборка.СуммаОстаток;</text:p>
      <text:p text:style-name="P11"><text:tab/><text:tab/><text:tab/>Иначе</text:p>
      <text:p text:style-name="P11"><text:tab/><text:tab/><text:tab/><text:tab/>СуммаСписания = Выборка.Количество * (Выборка.СуммаОстаток / Выборка.КоличествоОстаток);</text:p>
      <text:p text:style-name="P11"><text:tab/><text:tab/><text:tab/>КонецЕсли;</text:p>
      <text:p text:style-name="P11"><text:tab/><text:tab/><text:tab/></text:p>
      <text:p text:style-name="P11"><text:tab/><text:tab/><text:tab/>Движение = Движения.ОстаткиЗаявок.Добавить();</text:p>
      <text:p text:style-name="P11"><text:tab/><text:tab/><text:tab/>Движение.ВидДвижения = ВидДвиженияНакопления.Расход;</text:p>
      <text:p text:style-name="P11"><text:tab/><text:tab/><text:tab/>Движение.Период = Дата;</text:p>
      <text:p text:style-name="P11"><text:tab/><text:tab/><text:tab/>Движение.Группа = Выборка.Группа;</text:p>
      <text:p text:style-name="P11"><text:tab/><text:tab/><text:tab/>Движение.ДокументВзаиморасчетов = Документы.Оплата.ПустаяСсылка();</text:p>
      <text:p text:style-name="P11"><text:tab/><text:tab/><text:tab/>Движение.Количество = Выборка.Количество();</text:p>
      <text:p text:style-name="P11"><text:tab/><text:tab/><text:tab/>Движение.Сумма = СуммаСписания;</text:p>
      <text:p text:style-name="P11"><text:tab/><text:tab/><text:tab/></text:p>
      <text:p text:style-name="P11"><text:tab/><text:tab/>КонецЦикла;</text:p>
      <text:p text:style-name="P11"><text:tab/><text:tab/></text:p>
      <text:p text:style-name="P11"><text:tab/><text:tab/>Если Отказ Тогда</text:p>
      <text:p text:style-name="P11"><text:tab/><text:tab/><text:tab/>Возврат;</text:p>
      <text:p text:style-name="P11"><text:tab/><text:tab/>КонецЕсли; <text:s text:c="3"/></text:p>
      <text:p text:style-name="P9"/>
      <text:p text:style-name="P9">3. Был п<text:span text:style-name="T2">ереписа</text:span>н<text:span text:style-name="T2"> обработчик проведения документа Оплата по регистру ОстаткиЗаявок, используя стратегию учета </text:span>ФИФО.</text:p>
      <text:p text:style-name="P9"/>
      <text:p text:style-name="P11">ИначеЕсли СтратегияСписания = "ФИФО" ИЛИ</text:p>
      <text:p text:style-name="P11"><text:tab/><text:tab/>СтратегияСписания = "ЛИФО" Тогда <text:s/></text:p>
      <text:p text:style-name="P11"><text:tab/><text:tab/></text:p>
      <text:p text:style-name="P11"><text:tab/><text:tab/>УсловиеСортировки = "";</text:p>
      <text:p text:style-name="P11"><text:tab/><text:tab/></text:p>
      <text:p text:style-name="P11"><text:tab/><text:tab/>Если СтратегияСписания = "ЛИФО" Тогда</text:p>
      <text:p text:style-name="P11"><text:soft-page-break/><text:tab/><text:tab/><text:tab/>УсловиеСортировки = " УБЫВ";</text:p>
      <text:p text:style-name="P11"><text:tab/><text:tab/>КонецЕсли;</text:p>
      <text:p text:style-name="P11"><text:tab/><text:tab/></text:p>
      <text:p text:style-name="P11"><text:tab/><text:tab/>Запрос = Новый Запрос();</text:p>
      <text:p text:style-name="P11"><text:tab/><text:tab/>Запрос.Текст = "ВЫБРАТЬ</text:p>
      <text:p text:style-name="P11"><text:tab/> <text:s text:c="14"/>|<text:tab/>ОплатаГруппы.Группа КАК Группа,</text:p>
      <text:p text:style-name="P11"><text:tab/><text:tab/><text:tab/><text:tab/> <text:s text:c="2"/>|<text:tab/>СУММА(ОплатаГруппы.Количество) КАК Количество,</text:p>
      <text:p text:style-name="P11"><text:tab/><text:tab/><text:tab/><text:tab/> <text:s text:c="2"/>|<text:tab/>СУММА(ОплатаГруппы.Сумма) КАК Сумма</text:p>
      <text:p text:style-name="P11"><text:tab/><text:tab/><text:tab/><text:tab/> <text:s text:c="2"/>|ПОМЕСТИТЬ ВТГруппы</text:p>
      <text:p text:style-name="P11"><text:tab/> <text:s text:c="14"/>|ИЗ</text:p>
      <text:p text:style-name="P11"><text:tab/> <text:s text:c="14"/>|<text:tab/>Документ.Оплата.Группы КАК ОплатаГруппы,</text:p>
      <text:p text:style-name="P11"><text:tab/><text:tab/><text:tab/><text:tab/> <text:s text:c="2"/>|<text:tab/>Документ.Оплата КАК ДокументОплаты</text:p>
      <text:p text:style-name="P11"><text:tab/><text:tab/><text:tab/><text:tab/> <text:s text:c="2"/>|ГДЕ</text:p>
      <text:p text:style-name="P11"><text:tab/><text:tab/><text:tab/><text:tab/> <text:s text:c="2"/>|<text:tab/>ОплатаГруппы.Ссылка = &amp;Ссылка</text:p>
      <text:p text:style-name="P11"><text:tab/><text:tab/><text:tab/><text:tab/> <text:s text:c="2"/>|</text:p>
      <text:p text:style-name="P11"><text:tab/><text:tab/><text:tab/><text:tab/> <text:s text:c="2"/>|СГРУППИРОВАТЬ ПО</text:p>
      <text:p text:style-name="P11"><text:tab/><text:tab/><text:tab/><text:tab/> <text:s text:c="2"/>|<text:tab/>ОплатаГруппы.Группа</text:p>
      <text:p text:style-name="P11"><text:tab/><text:tab/><text:tab/><text:tab/> <text:s text:c="2"/>|;</text:p>
      <text:p text:style-name="P11"><text:tab/><text:tab/><text:tab/><text:tab/> <text:s text:c="2"/>| ////////////////////////////////////////////////////////////////////////////////////////<text:tab/><text:tab/><text:tab/><text:tab/> <text:s text:c="2"/></text:p>
      <text:p text:style-name="P11"><text:tab/><text:tab/><text:tab/><text:tab/> <text:s text:c="2"/>|ВЫБРАТЬ</text:p>
      <text:p text:style-name="P11"><text:tab/><text:tab/><text:tab/><text:tab/> <text:s text:c="2"/>|<text:tab/>ОстаткиЗаявокОстатки.Группа КАК Группа,</text:p>
      <text:p text:style-name="P11"><text:tab/><text:tab/><text:tab/><text:tab/> <text:s text:c="2"/>|<text:tab/>ОстаткиЗаявокОстатки.ДокументВзаиморасчетов КАК ДокументВзаиморасчетов,</text:p>
      <text:p text:style-name="P11"><text:tab/><text:tab/><text:tab/><text:tab/> <text:s text:c="2"/>|<text:tab/>ОстаткиЗаявокОстатки.КоличествоОстаток КАК КоличествоОстаток, </text:p>
      <text:p text:style-name="P11"><text:tab/><text:tab/><text:tab/><text:tab/> <text:s text:c="2"/>|<text:tab/>ОстаткиЗаявокОстатки.СуммаОстаток КАК СуммаОстаток,</text:p>
      <text:p text:style-name="P11"><text:tab/><text:tab/><text:tab/><text:tab/> <text:s text:c="2"/>|<text:tab/>ВТГруппы.Количество КАК Количество,</text:p>
      <text:p text:style-name="P11"><text:tab/><text:tab/><text:tab/><text:tab/> <text:s text:c="2"/>|<text:tab/>ВТГруппы.Сумма КАК Сумма</text:p>
      <text:p text:style-name="P11"><text:tab/><text:tab/><text:tab/><text:tab/> <text:s text:c="2"/>|ИЗ</text:p>
      <text:p text:style-name="P11"><text:tab/><text:tab/><text:tab/><text:tab/> <text:s text:c="2"/>|<text:tab/>ВТГруппы КАК ВТГруппы</text:p>
      <text:p text:style-name="P11"><text:tab/><text:tab/><text:tab/><text:tab/> <text:s text:c="2"/>|<text:tab/><text:tab/>ЛЕВОЕ СОЕДИНЕНИЕ РегистрНакопления.ОстаткиЗаявок.Остатки(</text:p>
      <text:p text:style-name="P11"><text:tab/><text:tab/><text:tab/><text:tab/> <text:s text:c="2"/>|<text:tab/><text:tab/><text:tab/>&amp;Период,</text:p>
      <text:p text:style-name="P11"><text:soft-page-break/><text:tab/><text:tab/><text:tab/><text:tab/> <text:s text:c="2"/>|<text:tab/><text:tab/><text:tab/>Группа В (</text:p>
      <text:p text:style-name="P11"><text:tab/><text:tab/><text:tab/><text:tab/> <text:s text:c="2"/>|<text:tab/><text:tab/><text:tab/><text:tab/>ВЫБРАТЬ</text:p>
      <text:p text:style-name="P11"><text:tab/><text:tab/><text:tab/><text:tab/> <text:s text:c="2"/>|<text:tab/><text:tab/><text:tab/><text:tab/><text:tab/>ВТГруппы.Группа КАК Группа</text:p>
      <text:p text:style-name="P11"><text:tab/><text:tab/><text:tab/><text:tab/> <text:s text:c="2"/>|<text:tab/><text:tab/><text:tab/><text:tab/>ИЗ</text:p>
      <text:p text:style-name="P11"><text:tab/><text:tab/><text:tab/><text:tab/> <text:s text:c="2"/>|<text:tab/><text:tab/><text:tab/><text:tab/><text:tab/>ВТГруппы КАК ВТГруппы)) КАК ОстаткиЗаявокОстатки</text:p>
      <text:p text:style-name="P11"><text:tab/><text:tab/><text:tab/><text:tab/> <text:s text:c="2"/>|<text:tab/><text:tab/>ПО ВТГруппы.Группа = ОстаткиЗаявокОстатки.Группа</text:p>
      <text:p text:style-name="P11"><text:tab/><text:tab/><text:tab/><text:tab/> <text:s text:c="2"/>|<text:tab/></text:p>
      <text:p text:style-name="P11"><text:tab/><text:tab/><text:tab/><text:tab/> <text:s text:c="2"/>|УПОРЯДОЧИТЬ ПО</text:p>
      <text:p text:style-name="P11"><text:tab/><text:tab/><text:tab/><text:tab/> <text:s text:c="2"/>|<text:tab/>ОстаткиЗаявокОстатки.ДокументВзаиморасчетов.МоментВремени " + УсловиеСортировки + "</text:p>
      <text:p text:style-name="P11"><text:tab/><text:tab/><text:tab/><text:tab/> <text:s text:c="2"/>|ИТОГИ</text:p>
      <text:p text:style-name="P11"><text:tab/><text:tab/><text:tab/><text:tab/> <text:s text:c="2"/>|<text:tab/>СУММА(КоличествоОстаток),</text:p>
      <text:p text:style-name="P11"><text:tab/><text:tab/><text:tab/><text:tab/> <text:s text:c="2"/>|<text:tab/>СУММА(СуммаОстаток),</text:p>
      <text:p text:style-name="P11"><text:tab/><text:tab/><text:tab/><text:tab/> <text:s text:c="2"/>|<text:tab/>МАКСИМУМ(Количество),</text:p>
      <text:p text:style-name="P11"><text:tab/><text:tab/><text:tab/><text:tab/> <text:s text:c="2"/>|<text:tab/>МАКСИМУМ(Сумма)</text:p>
      <text:p text:style-name="P11"><text:tab/><text:tab/><text:tab/><text:tab/> <text:s text:c="2"/>|ПО</text:p>
      <text:p text:style-name="P11"><text:tab/><text:tab/><text:tab/><text:tab/> <text:s text:c="2"/>|<text:tab/>Группа<text:tab/></text:p>
      <text:p text:style-name="P11"><text:tab/><text:tab/><text:tab/><text:tab/> <text:s text:c="2"/>|";</text:p>
      <text:p text:style-name="P11"><text:tab/><text:tab/></text:p>
      <text:p text:style-name="P11"><text:tab/><text:tab/>Запрос.УстановитьПараметр("Период", Новый Граница(МоментВремени(), ВидГраницы.Исключая));</text:p>
      <text:p text:style-name="P11"><text:tab/><text:tab/>Запрос.УстановитьПараметр("Ссылка", Ссылка);</text:p>
      <text:p text:style-name="P11"><text:tab/><text:tab/></text:p>
      <text:p text:style-name="P11"><text:tab/><text:tab/>ВыборкаИтоги = Запрос.Выполнить().Выбрать(ОбходРезультатаЗапроса.ПоГруппировкам);</text:p>
      <text:p text:style-name="P11"><text:tab/><text:tab/>Пока ВыборкаИтоги.Следующий() Цикл</text:p>
      <text:p text:style-name="P11"><text:tab/><text:tab/><text:tab/>Если ВыборкаИтоги.Количество &gt; ВыборкаИтоги.КоличествоОстаток Тогда</text:p>
      <text:p text:style-name="P11"><text:tab/><text:tab/><text:tab/><text:tab/>Сообщить("Группа: &lt;" + ВыборкаИтоги.Группа + "&gt;. Нехватка: " + </text:p>
      <text:p text:style-name="P11"><text:tab/><text:tab/><text:tab/><text:tab/><text:tab/>(ВыборкаИтоги.Количество - ВыборкаИтоги.КоличествоОстаток));</text:p>
      <text:p text:style-name="P11"><text:tab/><text:tab/><text:tab/><text:tab/>Отказ = Истина;</text:p>
      <text:p text:style-name="P11"><text:tab/><text:tab/><text:tab/><text:tab/>Продолжить;</text:p>
      <text:p text:style-name="P11"><text:tab/><text:tab/><text:tab/>КонецЕсли;</text:p>
      <text:p text:style-name="P11"><text:soft-page-break/><text:tab/><text:tab/><text:tab/></text:p>
      <text:p text:style-name="P11"><text:tab/><text:tab/><text:tab/>КоличествоСписания = ВыборкаИтоги.Количество;</text:p>
      <text:p text:style-name="P11"><text:tab/><text:tab/><text:tab/>ВыборкаДетали = ВыборкаИтоги.Выбрать();</text:p>
      <text:p text:style-name="P11"><text:tab/><text:tab/><text:tab/>Пока ВыборкаДетали.Следующий() Цикл</text:p>
      <text:p text:style-name="P11"><text:tab/><text:tab/><text:tab/><text:tab/>Если КоличествоСписания = 0 Тогда</text:p>
      <text:p text:style-name="P11"><text:tab/><text:tab/><text:tab/><text:tab/><text:tab/>Прервать;</text:p>
      <text:p text:style-name="P11"><text:tab/><text:tab/><text:tab/><text:tab/>КонецЕсли;</text:p>
      <text:p text:style-name="P11"><text:tab/><text:tab/><text:tab/><text:tab/> <text:s text:c="67"/></text:p>
      <text:p text:style-name="P11"><text:tab/><text:tab/><text:tab/><text:tab/>Количество = Мин(КоличествоСписания, ВыборкаДетали.КоличествоОстаток);</text:p>
      <text:p text:style-name="P11"><text:tab/><text:tab/><text:tab/><text:tab/>Если Количество = ВыборкаДетали.КоличествоОстаток Тогда</text:p>
      <text:p text:style-name="P11"><text:tab/><text:tab/><text:tab/><text:tab/><text:tab/>//Списание "последней копейки"</text:p>
      <text:p text:style-name="P11"><text:tab/><text:tab/><text:tab/><text:tab/><text:tab/>СуммаСписания = ВыборкаДетали.СуммаОстаток;</text:p>
      <text:p text:style-name="P11"><text:tab/><text:tab/><text:tab/><text:tab/>Иначе</text:p>
      <text:p text:style-name="P11"><text:tab/><text:tab/><text:tab/><text:tab/><text:tab/>СуммаСписания = Количество * (ВыборкаДетали.СуммаОстаток / ВыборкаДетали.КоличествоОстаток);</text:p>
      <text:p text:style-name="P11"><text:tab/><text:tab/><text:tab/><text:tab/>КонецЕсли;</text:p>
      <text:p text:style-name="P11"><text:tab/><text:tab/><text:tab/><text:tab/></text:p>
      <text:p text:style-name="P11"><text:tab/><text:tab/><text:tab/><text:tab/>Движение = Движения.ОстаткиЗаявок.Добавить();</text:p>
      <text:p text:style-name="P11"><text:tab/><text:tab/><text:tab/><text:tab/>Движение.ВидДвижения = ВидДвиженияНакопления.Расход;</text:p>
      <text:p text:style-name="P11"><text:tab/><text:tab/><text:tab/><text:tab/>Движение.Период = Дата;</text:p>
      <text:p text:style-name="P11"><text:tab/><text:tab/><text:tab/><text:tab/>Движение.Группа = ВыборкаДетали.Группа;</text:p>
      <text:p text:style-name="P11"><text:tab/><text:tab/><text:tab/><text:tab/>Движение.ДокументВзаиморасчетов = ВыборкаДетали.ДокументВзаиморасчетов;</text:p>
      <text:p text:style-name="P11"><text:tab/><text:tab/><text:tab/><text:tab/>Движение.Количество = Количество;</text:p>
      <text:p text:style-name="P11"><text:tab/><text:tab/><text:tab/><text:tab/>Движение.Сумма = СуммаСписания; <text:s/></text:p>
      <text:p text:style-name="P11"><text:tab/><text:tab/><text:tab/><text:tab/></text:p>
      <text:p text:style-name="P11"><text:tab/><text:tab/><text:tab/><text:tab/>КоличествоСписания = КоличествоСписания - Количество;</text:p>
      <text:p text:style-name="P11"><text:tab/><text:tab/><text:tab/>КонецЦикла;</text:p>
      <text:p text:style-name="P11"><text:tab/><text:tab/>КонецЦикла;<text:tab/><text:tab/><text:tab/><text:tab/></text:p>
      <text:p text:style-name="P11"><text:tab/><text:tab/><text:tab/><text:tab/></text:p>
      <text:p text:style-name="P11"><text:tab/>КонецЕсли;</text:p>
      <text:p text:style-name="P9"/>
      <text:p text:style-name="P9"><text:soft-page-break/>4. Полный код обработчика проведения документа Оплата.</text:p>
      <text:p text:style-name="P12">Процедура ОбработкаПроведения(Отказ, Режим)</text:p>
      <text:p text:style-name="P12"><text:tab/>//{{__КОНСТРУКТОР_ДВИЖЕНИЙ_РЕГИСТРОВ</text:p>
      <text:p text:style-name="P12"><text:tab/>// Данный фрагмент построен конструктором.</text:p>
      <text:p text:style-name="P12"><text:tab/>// При повторном использовании конструктора, внесенные вручную изменения будут утеряны!!!</text:p>
      <text:p text:style-name="P12"/>
      <text:p text:style-name="P12"><text:tab/>// регистр ОстаткиЗаявок Расход</text:p>
      <text:p text:style-name="P12"><text:tab/>Движения.ОстаткиЗаявок.Записывать = Истина;</text:p>
      <text:p text:style-name="P12"><text:tab/></text:p>
      <text:p text:style-name="P12"><text:tab/>// Блокировка Группы для списания</text:p>
      <text:p text:style-name="P12"><text:tab/></text:p>
      <text:p text:style-name="P12"><text:tab/>ЗапросДляБлокировки = Новый Запрос();</text:p>
      <text:p text:style-name="P12"><text:tab/>ЗапросДляБлокировки.Текст = "ВЫБРАТЬ</text:p>
      <text:p text:style-name="P12"><text:tab/> <text:s text:c="27"/>|<text:tab/>ОплатаГруппы.Группа КАК Группа</text:p>
      <text:p text:style-name="P12"><text:tab/> <text:s text:c="27"/>|ИЗ</text:p>
      <text:p text:style-name="P12"><text:tab/> <text:s text:c="27"/>|<text:tab/>Документ.Оплата.Группы КАК ОплатаГруппы</text:p>
      <text:p text:style-name="P12"><text:tab/> <text:s text:c="27"/>|ГДЕ</text:p>
      <text:p text:style-name="P12"><text:tab/> <text:s text:c="27"/>|<text:tab/>ОплатаГруппы.Ссылка = &amp;Ссылка</text:p>
      <text:p text:style-name="P12"><text:tab/> <text:s text:c="27"/>|</text:p>
      <text:p text:style-name="P12"><text:tab/> <text:s text:c="27"/>|СГРУППИРОВАТЬ ПО</text:p>
      <text:p text:style-name="P12"><text:tab/> <text:s text:c="27"/>|<text:tab/>ОплатаГруппы.Группа";</text:p>
      <text:p text:style-name="P12"><text:tab/>ЗапросДляБлокировки.УстановитьПараметр("Ссылка", Ссылка);</text:p>
      <text:p text:style-name="P12"><text:tab/></text:p>
      <text:p text:style-name="P12"><text:tab/>Блокировка = Новый БлокировкаДанных();</text:p>
      <text:p text:style-name="P12"><text:tab/>ЭлементБлокировки = Блокировка.Добавить("РегистрНакопления.ОстаткиЗаявок");</text:p>
      <text:p text:style-name="P12"><text:tab/>ЭлементБлокировки.ИсточникДанных = ЗапросДляБлокировки.Выполнить();</text:p>
      <text:p text:style-name="P12"><text:tab/>ЭлементБлокировки.ИспользоватьИзИсточникаДанных("Группа", "Группа");</text:p>
      <text:p text:style-name="P12"><text:tab/>ЭлементБлокировки.Режим = РежимБлокировкиДанных.Исключительный;</text:p>
      <text:p text:style-name="P12"><text:tab/>Блокировка.Заблокировать();</text:p>
      <text:p text:style-name="P12"><text:tab/></text:p>
      <text:p text:style-name="P12"><text:soft-page-break/><text:tab/>СтратегияСписания = РегистрыСведений.УчетнаяПолитика.ПолучитьПоследнее(Дата).СтратегияУчета;</text:p>
      <text:p text:style-name="P12"><text:tab/></text:p>
      <text:p text:style-name="P12"><text:tab/>Если СтратегияСписания = "ПоСредней" ИЛИ</text:p>
      <text:p text:style-name="P12"><text:tab/><text:tab/>СтратегияСписания = Перечисления.СтратегияУчета.ПустаяСсылка() Тогда </text:p>
      <text:p text:style-name="P12"><text:tab/><text:tab/>Запрос = Новый Запрос();</text:p>
      <text:p text:style-name="P12"><text:tab/><text:tab/>Запрос.Текст = "ВЫБРАТЬ</text:p>
      <text:p text:style-name="P12"><text:tab/> <text:s text:c="14"/>|<text:tab/>ОплатаГруппы.Группа КАК Группа,</text:p>
      <text:p text:style-name="P12"><text:tab/><text:tab/><text:tab/><text:tab/> <text:s text:c="2"/>|<text:tab/>СУММА(ОплатаГруппы.Количество) КАК Количество</text:p>
      <text:p text:style-name="P12"><text:tab/><text:tab/><text:tab/><text:tab/> <text:s text:c="2"/>|ПОМЕСТИТЬ ВТГруппы</text:p>
      <text:p text:style-name="P12"><text:tab/> <text:s text:c="14"/>|ИЗ</text:p>
      <text:p text:style-name="P12"><text:tab/> <text:s text:c="14"/>|<text:tab/>Документ.Оплата.Группы КАК ОплатаГруппы,</text:p>
      <text:p text:style-name="P12"><text:tab/><text:tab/><text:tab/><text:tab/> <text:s text:c="2"/>|<text:tab/>Документ.Оплата КАК ДокументОплаты</text:p>
      <text:p text:style-name="P12"><text:tab/><text:tab/><text:tab/><text:tab/> <text:s text:c="2"/>|ГДЕ</text:p>
      <text:p text:style-name="P12"><text:tab/><text:tab/><text:tab/><text:tab/> <text:s text:c="2"/>|<text:tab/>ОплатаГруппы.Ссылка = &amp;Ссылка</text:p>
      <text:p text:style-name="P12"><text:tab/><text:tab/><text:tab/><text:tab/> <text:s text:c="2"/>|</text:p>
      <text:p text:style-name="P12"><text:tab/><text:tab/><text:tab/><text:tab/> <text:s text:c="2"/>|СГРУППИРОВАТЬ ПО</text:p>
      <text:p text:style-name="P12"><text:tab/><text:tab/><text:tab/><text:tab/> <text:s text:c="2"/>|<text:tab/>ОплатаГруппы.Группа</text:p>
      <text:p text:style-name="P12"><text:tab/><text:tab/><text:tab/><text:tab/> <text:s text:c="2"/>|;</text:p>
      <text:p text:style-name="P12"><text:tab/><text:tab/><text:tab/><text:tab/> <text:s text:c="2"/>| ////////////////////////////////////////////////////////////////////////////////////////<text:tab/><text:tab/><text:tab/><text:tab/> <text:s text:c="2"/></text:p>
      <text:p text:style-name="P12"><text:tab/><text:tab/><text:tab/><text:tab/> <text:s text:c="2"/>|ВЫБРАТЬ</text:p>
      <text:p text:style-name="P12"><text:tab/><text:tab/><text:tab/><text:tab/> <text:s text:c="2"/>|<text:tab/>ВТГруппы.Группа КАК Группа,</text:p>
      <text:p text:style-name="P12"><text:tab/><text:tab/><text:tab/><text:tab/> <text:s text:c="2"/>|<text:tab/>СУММА(ЕстьNULL(ОстаткиЗаявокОстатки.КоличествоОстаток, 0)) КАК КоличествоОстаток,</text:p>
      <text:p text:style-name="P12"><text:tab/><text:tab/><text:tab/><text:tab/> <text:s text:c="2"/>|<text:tab/>МАКСИМУМ(ВТГруппы.Количество) КАК Количество, <text:s text:c="2"/></text:p>
      <text:p text:style-name="P12"><text:tab/><text:tab/><text:tab/><text:tab/> <text:s text:c="2"/>|<text:tab/>СУММА(ЕстьNULL(ОстаткиЗаявокОстатки.СуммаОстаток, 0)) КАК СуммаОстаток</text:p>
      <text:p text:style-name="P12"><text:tab/><text:tab/><text:tab/><text:tab/> <text:s text:c="2"/>|ИЗ</text:p>
      <text:p text:style-name="P12"><text:tab/><text:tab/><text:tab/><text:tab/> <text:s text:c="2"/>|<text:tab/>ВТГруппы КАК ВТГруппы</text:p>
      <text:p text:style-name="P12"><text:tab/><text:tab/><text:tab/><text:tab/> <text:s text:c="2"/>|<text:tab/><text:tab/>ЛЕВОЕ СОЕДИНЕНИЕ РегистрНакопления.ОстаткиЗаявок.Остатки(</text:p>
      <text:p text:style-name="P12"><text:soft-page-break/><text:tab/><text:tab/><text:tab/><text:tab/> <text:s text:c="2"/>|<text:tab/><text:tab/><text:tab/>&amp;Период,</text:p>
      <text:p text:style-name="P12"><text:tab/><text:tab/><text:tab/><text:tab/> <text:s text:c="2"/>|<text:tab/><text:tab/><text:tab/>Группа В (</text:p>
      <text:p text:style-name="P12"><text:tab/><text:tab/><text:tab/><text:tab/> <text:s text:c="2"/>|<text:tab/><text:tab/><text:tab/><text:tab/>ВЫБРАТЬ</text:p>
      <text:p text:style-name="P12"><text:tab/><text:tab/><text:tab/><text:tab/> <text:s text:c="2"/>|<text:tab/><text:tab/><text:tab/><text:tab/><text:tab/>ВТГруппы.Группа КАК Группа</text:p>
      <text:p text:style-name="P12"><text:tab/><text:tab/><text:tab/><text:tab/> <text:s text:c="2"/>|<text:tab/><text:tab/><text:tab/><text:tab/>ИЗ</text:p>
      <text:p text:style-name="P12"><text:tab/><text:tab/><text:tab/><text:tab/> <text:s text:c="2"/>|<text:tab/><text:tab/><text:tab/><text:tab/><text:tab/>ВТГруппы КАК ВТГруппы)) КАК ОстаткиЗаявокОстатки</text:p>
      <text:p text:style-name="P12"><text:tab/><text:tab/><text:tab/><text:tab/> <text:s text:c="2"/>|<text:tab/><text:tab/>ПО ВТГруппы.Группа = ОстаткиЗаявокОстатки.Группа</text:p>
      <text:p text:style-name="P12"><text:tab/><text:tab/><text:tab/><text:tab/> <text:s text:c="2"/>|<text:tab/></text:p>
      <text:p text:style-name="P12"><text:tab/><text:tab/><text:tab/><text:tab/> <text:s text:c="2"/>|СГРУППИРОВАТЬ ПО</text:p>
      <text:p text:style-name="P12"><text:tab/><text:tab/><text:tab/><text:tab/> <text:s text:c="2"/>|<text:tab/>ВТГруппы.Группа</text:p>
      <text:p text:style-name="P12"><text:tab/><text:tab/><text:tab/><text:tab/> <text:s text:c="2"/>|";</text:p>
      <text:p text:style-name="P12"><text:tab/><text:tab/></text:p>
      <text:p text:style-name="P12"><text:tab/><text:tab/>Запрос.УстановитьПараметр("Период", Новый Граница(МоментВремени(), ВидГраницы.Исключая));</text:p>
      <text:p text:style-name="P12"><text:tab/><text:tab/>Запрос.УстановитьПараметр("Ссылка", Ссылка);</text:p>
      <text:p text:style-name="P12"><text:tab/><text:tab/></text:p>
      <text:p text:style-name="P12"><text:tab/><text:tab/>Выборка = Запрос.Выполнить().Выбрать();</text:p>
      <text:p text:style-name="P12"><text:tab/><text:tab/>Пока Выборка.Следующий() Цикл</text:p>
      <text:p text:style-name="P12"><text:tab/><text:tab/><text:tab/>Если Выборка.Количество &gt; Выборка.КоличествоОстаток Тогда </text:p>
      <text:p text:style-name="P12"><text:tab/><text:tab/><text:tab/><text:tab/>Сообщить("Группа: &lt;" + Выборка.Группа + "&gt;. Нехватка: " + </text:p>
      <text:p text:style-name="P12"><text:tab/><text:tab/><text:tab/><text:tab/><text:tab/>(Выборка.Количество - Выборка.КоличествоОстаток));</text:p>
      <text:p text:style-name="P12"><text:tab/><text:tab/><text:tab/><text:tab/>Отказ = Истина;</text:p>
      <text:p text:style-name="P12"><text:tab/><text:tab/><text:tab/><text:tab/>Продолжить;</text:p>
      <text:p text:style-name="P12"><text:tab/><text:tab/><text:tab/>КонецЕсли;</text:p>
      <text:p text:style-name="P12"><text:tab/><text:tab/><text:tab/></text:p>
      <text:p text:style-name="P12"><text:tab/><text:tab/><text:tab/>Если Выборка.Количество = Выборка.КоличествоОстаток Тогда</text:p>
      <text:p text:style-name="P12"><text:tab/><text:tab/><text:tab/><text:tab/>//Списание "последней копейки"</text:p>
      <text:p text:style-name="P12"><text:tab/><text:tab/><text:tab/><text:tab/>СуммаСписания = Выборка.СуммаОстаток;</text:p>
      <text:p text:style-name="P12"><text:tab/><text:tab/><text:tab/>Иначе</text:p>
      <text:p text:style-name="P12"><text:tab/><text:tab/><text:tab/><text:tab/>СуммаСписания = Выборка.Количество * (Выборка.СуммаОстаток / Выборка.КоличествоОстаток);</text:p>
      <text:p text:style-name="P12"><text:tab/><text:tab/><text:tab/>КонецЕсли;</text:p>
      <text:p text:style-name="P12"><text:soft-page-break/><text:tab/><text:tab/><text:tab/></text:p>
      <text:p text:style-name="P12"><text:tab/><text:tab/><text:tab/>Движение = Движения.ОстаткиЗаявок.Добавить();</text:p>
      <text:p text:style-name="P12"><text:tab/><text:tab/><text:tab/>Движение.ВидДвижения = ВидДвиженияНакопления.Расход;</text:p>
      <text:p text:style-name="P12"><text:tab/><text:tab/><text:tab/>Движение.Период = Дата;</text:p>
      <text:p text:style-name="P12"><text:tab/><text:tab/><text:tab/>Движение.Группа = Выборка.Группа;</text:p>
      <text:p text:style-name="P12"><text:tab/><text:tab/><text:tab/>Движение.ДокументВзаиморасчетов = Документы.Оплата.ПустаяСсылка();</text:p>
      <text:p text:style-name="P12"><text:tab/><text:tab/><text:tab/>Движение.Количество = Выборка.Количество();</text:p>
      <text:p text:style-name="P12"><text:tab/><text:tab/><text:tab/>Движение.Сумма = СуммаСписания;</text:p>
      <text:p text:style-name="P12"><text:tab/><text:tab/><text:tab/></text:p>
      <text:p text:style-name="P12"><text:tab/><text:tab/>КонецЦикла;</text:p>
      <text:p text:style-name="P12"><text:tab/><text:tab/></text:p>
      <text:p text:style-name="P12"><text:tab/><text:tab/>Если Отказ Тогда</text:p>
      <text:p text:style-name="P12"><text:tab/><text:tab/><text:tab/>Возврат;</text:p>
      <text:p text:style-name="P12"><text:tab/><text:tab/>КонецЕсли; <text:s text:c="3"/></text:p>
      <text:p text:style-name="P12"><text:tab/><text:tab/></text:p>
      <text:p text:style-name="P12"><text:tab/>ИначеЕсли СтратегияСписания = "ФИФО" ИЛИ</text:p>
      <text:p text:style-name="P12"><text:tab/><text:tab/>СтратегияСписания = "ЛИФО" Тогда <text:s/></text:p>
      <text:p text:style-name="P12"><text:tab/><text:tab/></text:p>
      <text:p text:style-name="P12"><text:tab/><text:tab/>УсловиеСортировки = "";</text:p>
      <text:p text:style-name="P12"><text:tab/><text:tab/></text:p>
      <text:p text:style-name="P12"><text:tab/><text:tab/>Если СтратегияСписания = "ЛИФО" Тогда</text:p>
      <text:p text:style-name="P12"><text:tab/><text:tab/><text:tab/>УсловиеСортировки = " УБЫВ";</text:p>
      <text:p text:style-name="P12"><text:tab/><text:tab/>КонецЕсли;</text:p>
      <text:p text:style-name="P12"><text:tab/><text:tab/></text:p>
      <text:p text:style-name="P12"><text:tab/><text:tab/>Запрос = Новый Запрос();</text:p>
      <text:p text:style-name="P12"><text:tab/><text:tab/>Запрос.Текст = "ВЫБРАТЬ</text:p>
      <text:p text:style-name="P12"><text:tab/> <text:s text:c="14"/>|<text:tab/>ОплатаГруппы.Группа КАК Группа,</text:p>
      <text:p text:style-name="P12"><text:tab/><text:tab/><text:tab/><text:tab/> <text:s text:c="2"/>|<text:tab/>СУММА(ОплатаГруппы.Количество) КАК Количество,</text:p>
      <text:p text:style-name="P12"><text:tab/><text:tab/><text:tab/><text:tab/> <text:s text:c="2"/>|<text:tab/>СУММА(ОплатаГруппы.Сумма) КАК Сумма</text:p>
      <text:p text:style-name="P12"><text:tab/><text:tab/><text:tab/><text:tab/> <text:s text:c="2"/>|ПОМЕСТИТЬ ВТГруппы</text:p>
      <text:p text:style-name="P12"><text:tab/> <text:s text:c="14"/>|ИЗ</text:p>
      <text:p text:style-name="P12"><text:tab/> <text:s text:c="14"/>|<text:tab/>Документ.Оплата.Группы КАК ОплатаГруппы,</text:p>
      <text:p text:style-name="P12"><text:tab/><text:tab/><text:tab/><text:tab/> <text:s text:c="2"/>|<text:tab/>Документ.Оплата КАК ДокументОплаты</text:p>
      <text:p text:style-name="P12"><text:tab/><text:tab/><text:tab/><text:tab/> <text:s text:c="2"/>|ГДЕ</text:p>
      <text:p text:style-name="P12"><text:tab/><text:tab/><text:tab/><text:tab/> <text:s text:c="2"/>|<text:tab/>ОплатаГруппы.Ссылка = &amp;Ссылка</text:p>
      <text:p text:style-name="P12"><text:tab/><text:tab/><text:tab/><text:tab/> <text:s text:c="2"/>|</text:p>
      <text:p text:style-name="P12"><text:soft-page-break/><text:tab/><text:tab/><text:tab/><text:tab/> <text:s text:c="2"/>|СГРУППИРОВАТЬ ПО</text:p>
      <text:p text:style-name="P12"><text:tab/><text:tab/><text:tab/><text:tab/> <text:s text:c="2"/>|<text:tab/>ОплатаГруппы.Группа</text:p>
      <text:p text:style-name="P12"><text:tab/><text:tab/><text:tab/><text:tab/> <text:s text:c="2"/>|;</text:p>
      <text:p text:style-name="P12"><text:tab/><text:tab/><text:tab/><text:tab/> <text:s text:c="2"/>| ////////////////////////////////////////////////////////////////////////////////////////<text:tab/><text:tab/><text:tab/><text:tab/> <text:s text:c="2"/></text:p>
      <text:p text:style-name="P12"><text:tab/><text:tab/><text:tab/><text:tab/> <text:s text:c="2"/>|ВЫБРАТЬ</text:p>
      <text:p text:style-name="P12"><text:tab/><text:tab/><text:tab/><text:tab/> <text:s text:c="2"/>|<text:tab/>ОстаткиЗаявокОстатки.Группа КАК Группа,</text:p>
      <text:p text:style-name="P12"><text:tab/><text:tab/><text:tab/><text:tab/> <text:s text:c="2"/>|<text:tab/>ОстаткиЗаявокОстатки.ДокументВзаиморасчетов КАК ДокументВзаиморасчетов,</text:p>
      <text:p text:style-name="P12"><text:tab/><text:tab/><text:tab/><text:tab/> <text:s text:c="2"/>|<text:tab/>ОстаткиЗаявокОстатки.КоличествоОстаток КАК КоличествоОстаток, </text:p>
      <text:p text:style-name="P12"><text:tab/><text:tab/><text:tab/><text:tab/> <text:s text:c="2"/>|<text:tab/>ОстаткиЗаявокОстатки.СуммаОстаток КАК СуммаОстаток,</text:p>
      <text:p text:style-name="P12"><text:tab/><text:tab/><text:tab/><text:tab/> <text:s text:c="2"/>|<text:tab/>ВТГруппы.Количество КАК Количество,</text:p>
      <text:p text:style-name="P12"><text:tab/><text:tab/><text:tab/><text:tab/> <text:s text:c="2"/>|<text:tab/>ВТГруппы.Сумма КАК Сумма</text:p>
      <text:p text:style-name="P12"><text:tab/><text:tab/><text:tab/><text:tab/> <text:s text:c="2"/>|ИЗ</text:p>
      <text:p text:style-name="P12"><text:tab/><text:tab/><text:tab/><text:tab/> <text:s text:c="2"/>|<text:tab/>ВТГруппы КАК ВТГруппы</text:p>
      <text:p text:style-name="P12"><text:tab/><text:tab/><text:tab/><text:tab/> <text:s text:c="2"/>|<text:tab/><text:tab/>ЛЕВОЕ СОЕДИНЕНИЕ РегистрНакопления.ОстаткиЗаявок.Остатки(</text:p>
      <text:p text:style-name="P12"><text:tab/><text:tab/><text:tab/><text:tab/> <text:s text:c="2"/>|<text:tab/><text:tab/><text:tab/>&amp;Период,</text:p>
      <text:p text:style-name="P12"><text:tab/><text:tab/><text:tab/><text:tab/> <text:s text:c="2"/>|<text:tab/><text:tab/><text:tab/>Группа В (</text:p>
      <text:p text:style-name="P12"><text:tab/><text:tab/><text:tab/><text:tab/> <text:s text:c="2"/>|<text:tab/><text:tab/><text:tab/><text:tab/>ВЫБРАТЬ</text:p>
      <text:p text:style-name="P12"><text:tab/><text:tab/><text:tab/><text:tab/> <text:s text:c="2"/>|<text:tab/><text:tab/><text:tab/><text:tab/><text:tab/>ВТГруппы.Группа КАК Группа</text:p>
      <text:p text:style-name="P12"><text:tab/><text:tab/><text:tab/><text:tab/> <text:s text:c="2"/>|<text:tab/><text:tab/><text:tab/><text:tab/>ИЗ</text:p>
      <text:p text:style-name="P12"><text:tab/><text:tab/><text:tab/><text:tab/> <text:s text:c="2"/>|<text:tab/><text:tab/><text:tab/><text:tab/><text:tab/>ВТГруппы КАК ВТГруппы)) КАК ОстаткиЗаявокОстатки</text:p>
      <text:p text:style-name="P12"><text:tab/><text:tab/><text:tab/><text:tab/> <text:s text:c="2"/>|<text:tab/><text:tab/>ПО ВТГруппы.Группа = ОстаткиЗаявокОстатки.Группа</text:p>
      <text:p text:style-name="P12"><text:tab/><text:tab/><text:tab/><text:tab/> <text:s text:c="2"/>|<text:tab/></text:p>
      <text:p text:style-name="P12"><text:tab/><text:tab/><text:tab/><text:tab/> <text:s text:c="2"/>|УПОРЯДОЧИТЬ ПО</text:p>
      <text:p text:style-name="P12"><text:tab/><text:tab/><text:tab/><text:tab/> <text:s text:c="2"/>|<text:tab/>ОстаткиЗаявокОстатки.ДокументВзаиморасчетов.МоментВремени " + УсловиеСортировки + "</text:p>
      <text:p text:style-name="P12"><text:tab/><text:tab/><text:tab/><text:tab/> <text:s text:c="2"/>|ИТОГИ</text:p>
      <text:p text:style-name="P12"><text:tab/><text:tab/><text:tab/><text:tab/> <text:s text:c="2"/>|<text:tab/>СУММА(КоличествоОстаток),</text:p>
      <text:p text:style-name="P12"><text:soft-page-break/><text:tab/><text:tab/><text:tab/><text:tab/> <text:s text:c="2"/>|<text:tab/>СУММА(СуммаОстаток),</text:p>
      <text:p text:style-name="P12"><text:tab/><text:tab/><text:tab/><text:tab/> <text:s text:c="2"/>|<text:tab/>МАКСИМУМ(Количество),</text:p>
      <text:p text:style-name="P12"><text:tab/><text:tab/><text:tab/><text:tab/> <text:s text:c="2"/>|<text:tab/>МАКСИМУМ(Сумма)</text:p>
      <text:p text:style-name="P12"><text:tab/><text:tab/><text:tab/><text:tab/> <text:s text:c="2"/>|ПО</text:p>
      <text:p text:style-name="P12"><text:tab/><text:tab/><text:tab/><text:tab/> <text:s text:c="2"/>|<text:tab/>Группа<text:tab/></text:p>
      <text:p text:style-name="P12"><text:tab/><text:tab/><text:tab/><text:tab/> <text:s text:c="2"/>|";</text:p>
      <text:p text:style-name="P12"><text:tab/><text:tab/></text:p>
      <text:p text:style-name="P12"><text:tab/><text:tab/>Запрос.УстановитьПараметр("Период", Новый Граница(МоментВремени(), ВидГраницы.Исключая));</text:p>
      <text:p text:style-name="P12"><text:tab/><text:tab/>Запрос.УстановитьПараметр("Ссылка", Ссылка);</text:p>
      <text:p text:style-name="P12"><text:tab/><text:tab/></text:p>
      <text:p text:style-name="P12"><text:tab/><text:tab/>ВыборкаИтоги = Запрос.Выполнить().Выбрать(ОбходРезультатаЗапроса.ПоГруппировкам);</text:p>
      <text:p text:style-name="P12"><text:tab/><text:tab/>Пока ВыборкаИтоги.Следующий() Цикл</text:p>
      <text:p text:style-name="P12"><text:tab/><text:tab/><text:tab/>Если ВыборкаИтоги.Количество &gt; ВыборкаИтоги.КоличествоОстаток Тогда</text:p>
      <text:p text:style-name="P12"><text:tab/><text:tab/><text:tab/><text:tab/>Сообщить("Группа: &lt;" + ВыборкаИтоги.Группа + "&gt;. Нехватка: " + </text:p>
      <text:p text:style-name="P12"><text:tab/><text:tab/><text:tab/><text:tab/><text:tab/>(ВыборкаИтоги.Количество - ВыборкаИтоги.КоличествоОстаток));</text:p>
      <text:p text:style-name="P12"><text:tab/><text:tab/><text:tab/><text:tab/>Отказ = Истина;</text:p>
      <text:p text:style-name="P12"><text:tab/><text:tab/><text:tab/><text:tab/>Продолжить;</text:p>
      <text:p text:style-name="P12"><text:tab/><text:tab/><text:tab/>КонецЕсли;</text:p>
      <text:p text:style-name="P12"><text:tab/><text:tab/><text:tab/></text:p>
      <text:p text:style-name="P12"><text:tab/><text:tab/><text:tab/>КоличествоСписания = ВыборкаИтоги.Количество;</text:p>
      <text:p text:style-name="P12"><text:tab/><text:tab/><text:tab/>ВыборкаДетали = ВыборкаИтоги.Выбрать();</text:p>
      <text:p text:style-name="P12"><text:tab/><text:tab/><text:tab/>Пока ВыборкаДетали.Следующий() Цикл</text:p>
      <text:p text:style-name="P12"><text:tab/><text:tab/><text:tab/><text:tab/>Если КоличествоСписания = 0 Тогда</text:p>
      <text:p text:style-name="P12"><text:tab/><text:tab/><text:tab/><text:tab/><text:tab/>Прервать;</text:p>
      <text:p text:style-name="P12"><text:tab/><text:tab/><text:tab/><text:tab/>КонецЕсли;</text:p>
      <text:p text:style-name="P12"><text:tab/><text:tab/><text:tab/><text:tab/> <text:s text:c="67"/></text:p>
      <text:p text:style-name="P12"><text:tab/><text:tab/><text:tab/><text:tab/>Количество = Мин(КоличествоСписания, ВыборкаДетали.КоличествоОстаток);</text:p>
      <text:p text:style-name="P12"><text:tab/><text:tab/><text:tab/><text:tab/>Если Количество = ВыборкаДетали.КоличествоОстаток Тогда</text:p>
      <text:p text:style-name="P12"><text:tab/><text:tab/><text:tab/><text:tab/><text:tab/>//Списание "последней копейки"</text:p>
      <text:p text:style-name="P12"><text:tab/><text:tab/><text:tab/><text:tab/><text:tab/>СуммаСписания = ВыборкаДетали.СуммаОстаток;</text:p>
      <text:p text:style-name="P12"><text:tab/><text:tab/><text:tab/><text:tab/>Иначе</text:p>
      <text:p text:style-name="P12"><text:soft-page-break/><text:tab/><text:tab/><text:tab/><text:tab/><text:tab/>СуммаСписания = Количество * (ВыборкаДетали.СуммаОстаток / ВыборкаДетали.КоличествоОстаток);</text:p>
      <text:p text:style-name="P12"><text:tab/><text:tab/><text:tab/><text:tab/>КонецЕсли;</text:p>
      <text:p text:style-name="P12"><text:tab/><text:tab/><text:tab/><text:tab/></text:p>
      <text:p text:style-name="P12"><text:tab/><text:tab/><text:tab/><text:tab/></text:p>
      <text:p text:style-name="P12"><text:tab/><text:tab/><text:tab/><text:tab/>Движение = Движения.ОстаткиЗаявок.Добавить();</text:p>
      <text:p text:style-name="P12"><text:tab/><text:tab/><text:tab/><text:tab/>Движение.ВидДвижения = ВидДвиженияНакопления.Расход;</text:p>
      <text:p text:style-name="P12"><text:tab/><text:tab/><text:tab/><text:tab/>Движение.Период = Дата;</text:p>
      <text:p text:style-name="P12"><text:tab/><text:tab/><text:tab/><text:tab/>Движение.Группа = ВыборкаДетали.Группа;</text:p>
      <text:p text:style-name="P12"><text:tab/><text:tab/><text:tab/><text:tab/>Движение.ДокументВзаиморасчетов = ВыборкаДетали.ДокументВзаиморасчетов;</text:p>
      <text:p text:style-name="P12"><text:tab/><text:tab/><text:tab/><text:tab/>Движение.Количество = Количество;</text:p>
      <text:p text:style-name="P12"><text:tab/><text:tab/><text:tab/><text:tab/>Движение.Сумма = СуммаСписания; <text:s/></text:p>
      <text:p text:style-name="P12"><text:tab/><text:tab/><text:tab/><text:tab/></text:p>
      <text:p text:style-name="P12"><text:tab/><text:tab/><text:tab/><text:tab/>КоличествоСписания = КоличествоСписания - Количество;</text:p>
      <text:p text:style-name="P12"><text:tab/><text:tab/><text:tab/>КонецЦикла;</text:p>
      <text:p text:style-name="P12"><text:tab/><text:tab/><text:tab/></text:p>
      <text:p text:style-name="P12"><text:tab/><text:tab/>КонецЦикла;<text:tab/><text:tab/><text:tab/><text:tab/></text:p>
      <text:p text:style-name="P12"><text:tab/><text:tab/><text:tab/><text:tab/></text:p>
      <text:p text:style-name="P12"><text:tab/>КонецЕсли;</text:p>
      <text:p text:style-name="P12"><text:tab/><text:tab/></text:p>
      <text:p text:style-name="P12"><text:tab/></text:p>
      <text:p text:style-name="P12"><text:tab/>//}}__КОНСТРУКТОР_ДВИЖЕНИЙ_РЕГИСТРОВ</text:p>
      <text:p text:style-name="P12">КонецПроцедуры <text:s text:c="11"/></text:p>
      <text:p text:style-name="P6"/>
      <text:p text:style-name="P6"/>
      <text:p text:style-name="P8">Выводы</text:p>
      <text:p text:style-name="P6"/>
      <text:p text:style-name="P7">В ходе выполнения лабораторной работы были изучены : порядок списания взаиморасчетов, принцип управляемых блокировок.</text:p>
      <text:p text:style-name="P6">Используемое программное обеспечение: учебная версия платформы «1С: Предприятие 8.3».</text:p>
      <text:p text:style-name="P6">Режим совместимости: «Версия 8.3.9»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3:33:46.703487580</meta:creation-date>
    <dc:date>2023-04-25T20:05:54.965472808</dc:date>
    <meta:editing-duration>PT20M7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5" meta:paragraph-count="411" meta:word-count="1238" meta:character-count="15659" meta:non-whitespace-character-count="12283"/>
  </office:meta>
</office:document-meta>
</file>